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99pt dashe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22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Rank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4" table:number-rows-spanned="1">
            <text:p>Files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4" table:number-rows-spanned="1">
            <text:p>Diagonal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 office:value-type="string" calcext:value-type="string" table:number-columns-spanned="5" table:number-rows-spanned="1">
            <text:p>Reverse Diagonal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 table:number-rows-repeated="2"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table:style-name="Default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6"/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3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9</text:p>
          </table:table-cell>
          <table:table-cell table:style-name="ce3" office:value-type="string" calcext:value-type="string">
            <text:p>b10</text:p>
          </table:table-cell>
          <table:table-cell table:style-name="ce3" office:value-type="string" calcext:value-type="string">
            <text:p>b11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b14</text:p>
          </table:table-cell>
          <table:table-cell table:style-name="ce3" table:number-columns-repeated="22"/>
        </table:table-row>
        <table:table-row table:style-name="ro1">
          <table:table-cell office:value-type="string" calcext:value-type="string">
            <text:p>R1F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1F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1F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1F4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1F5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1F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F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1F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2F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F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2F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2F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2F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F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2F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2F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3F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3F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3F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3F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F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3F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3F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3F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4F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4F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4F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F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4F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4F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4F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4F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5F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5F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F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5F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5F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5F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5F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5F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Default" office:value-type="string" calcext:value-type="string">
            <text:p>R6F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R6F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R6F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R6F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R6F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6F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R6F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Default" office:value-type="string" calcext:value-type="string">
            <text:p>R6F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R7F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style-name="Default" office:value-type="string" calcext:value-type="string">
            <text:p>R7F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R7F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R7F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7F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R7F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Default" office:value-type="string" calcext:value-type="string">
            <text:p>R7F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R7F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R8F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R8F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R8F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8F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R8F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Default" office:value-type="string" calcext:value-type="string">
            <text:p>R8F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R8F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R8F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14:27:49.480252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54:57.785540748</meta:creation-date>
    <dc:date>2018-01-28T17:49:08.441942186</dc:date>
    <meta:editing-duration>PT6H19M57S</meta:editing-duration>
    <meta:editing-cycles>2</meta:editing-cycles>
    <meta:generator>LibreOffice/5.4.4.2$Linux_X86_64 LibreOffice_project/40$Build-2</meta:generator>
    <meta:document-statistic meta:table-count="1" meta:cell-count="356" meta:object-count="0"/>
  </office:meta>
</office:document-meta>
</file>